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margin-left="2.491cm" fo:margin-right="0cm" fo:text-indent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">
        <style:list-level-properties text:space-before="0.3cm"/>
        <style:text-properties fo:color="#2c3e50" fo:font-size="45%"/>
      </text:list-level-style-number>
      <text:list-level-style-number text:level="2" style:num-format="">
        <style:list-level-properties text:space-before="1.5cm"/>
        <style:text-properties fo:color="#2c3e50" fo:font-size="75%"/>
      </text:list-level-style-number>
      <text:list-level-style-number text:level="3" style:num-format="">
        <style:list-level-properties text:space-before="2.8cm"/>
        <style:text-properties fo:color="#2c3e50" fo:font-size="45%"/>
      </text:list-level-style-number>
      <text:list-level-style-number text:level="4" style:num-format="">
        <style:list-level-properties text:space-before="4.2cm"/>
        <style:text-properties fo:color="#2c3e50" fo:font-size="75%"/>
      </text:list-level-style-number>
      <text:list-level-style-number text:level="5" style:num-format="">
        <style:list-level-properties text:space-before="5.4cm"/>
        <style:text-properties fo:color="#2c3e50" fo:font-size="45%"/>
      </text:list-level-style-number>
      <text:list-level-style-number text:level="6" style:num-format="">
        <style:list-level-properties text:space-before="6.6cm"/>
        <style:text-properties fo:color="#2c3e50" fo:font-size="45%"/>
      </text:list-level-style-number>
      <text:list-level-style-number text:level="7" style:num-format="">
        <style:list-level-properties text:space-before="7.8cm"/>
        <style:text-properties fo:color="#2c3e50" fo:font-size="45%"/>
      </text:list-level-style-number>
      <text:list-level-style-number text:level="8" style:num-format="">
        <style:list-level-properties text:space-before="9cm"/>
        <style:text-properties fo:color="#2c3e50" fo:font-size="45%"/>
      </text:list-level-style-number>
      <text:list-level-style-number text:level="9" style:num-format="">
        <style:list-level-properties text:space-before="10.2cm"/>
        <style:text-properties fo:color="#2c3e50" fo:font-size="45%"/>
      </text:list-level-style-number>
      <text:list-level-style-number text:level="10" style:num-format="">
        <style:list-level-properties text:space-before="11.4cm"/>
        <style:text-properties fo:color="#2c3e50" fo:font-size="45%"/>
      </text:list-level-style-number>
    </text:list-style>
    <text:list-style style:name="L4">
      <text:list-level-style-number text:level="1" style:num-format="">
        <style:list-level-properties text:space-before="0.3cm" text:min-label-width="0.9cm"/>
        <style:text-properties fo:color="#2c3e50" fo:font-size="45%"/>
      </text:list-level-style-number>
      <text:list-level-style-number text:level="2" style:num-format="">
        <style:list-level-properties text:space-before="1.5cm" text:min-label-width="0.9cm"/>
        <style:text-properties fo:color="#2c3e50" fo:font-size="75%"/>
      </text:list-level-style-number>
      <text:list-level-style-number text:level="3" style:num-format="">
        <style:list-level-properties text:space-before="2.8cm" text:min-label-width="0.8cm"/>
        <style:text-properties fo:color="#2c3e50" fo:font-size="45%"/>
      </text:list-level-style-number>
      <text:list-level-style-number text:level="4" style:num-format="">
        <style:list-level-properties text:space-before="4.2cm" text:min-label-width="0.6cm"/>
        <style:text-properties fo:color="#2c3e50" fo:font-size="75%"/>
      </text:list-level-style-number>
      <text:list-level-style-number text:level="5" style:num-format="">
        <style:list-level-properties text:space-before="5.4cm" text:min-label-width="0.6cm"/>
        <style:text-properties fo:color="#2c3e50" fo:font-size="45%"/>
      </text:list-level-style-number>
      <text:list-level-style-number text:level="6" style:num-format="">
        <style:list-level-properties text:space-before="6.6cm" text:min-label-width="0.6cm"/>
        <style:text-properties fo:color="#2c3e50" fo:font-size="45%"/>
      </text:list-level-style-number>
      <text:list-level-style-number text:level="7" style:num-format="">
        <style:list-level-properties text:space-before="7.8cm" text:min-label-width="0.6cm"/>
        <style:text-properties fo:color="#2c3e50" fo:font-size="45%"/>
      </text:list-level-style-number>
      <text:list-level-style-number text:level="8" style:num-format="">
        <style:list-level-properties text:space-before="9cm" text:min-label-width="0.6cm"/>
        <style:text-properties fo:color="#2c3e50" fo:font-size="45%"/>
      </text:list-level-style-number>
      <text:list-level-style-number text:level="9" style:num-format="">
        <style:list-level-properties text:space-before="10.2cm" text:min-label-width="0.6cm"/>
        <style:text-properties fo:color="#2c3e50" fo:font-size="45%"/>
      </text:list-level-style-number>
      <text:list-level-style-number text:level="10" style:num-format="">
        <style:list-level-properties text:space-before="11.4cm" text:min-label-width="0.6cm"/>
        <style:text-properties fo:color="#2c3e50" fo:font-size="45%"/>
      </text:list-level-style-number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Protocol Buffers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Bambang Purnomosidi D. P.</text:p>
            <text:p><text:a xlink:href="http://bpdp.xyz/" xlink:type="simple">http://bpdp.xyz</text:a>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Agend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entang Serialisasi Data</text:p>
              </text:list-item>
              <text:list-item>
                <text:p>Mengenal PB</text:p>
              </text:list-item>
              <text:list-item>
                <text:p>Cara Kerja PB</text:p>
              </text:list-item>
              <text:list-item>
                <text:p>XML Schema</text:p>
              </text:list-item>
              <text:list-item>
                <text:p>XLink, XPath, XPointer</text:p>
              </text:list-item>
              <text:list-item>
                <text:p>XSLT</text:p>
              </text:list-item>
              <text:list-item>
                <text:p>XQuery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enganta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XML (eXtensible Markup Language): “bahasa penanda” (markup language) untuk mendeskripsikan data. Contoh: &lt;slide&gt;&lt;title&gt;Pengenalan XML&lt;/title&gt;&lt;/slide&gt;</text:p>
              </text:list-item>
              <text:list-item>
                <text:p>Standar dari W3C: <text:a xlink:href="http://www.w3.org/TR/xml/" xlink:type="simple">http://www.w3.org/TR/xml/</text:a></text:p>
              </text:list-item>
              <text:list-item>
                <text:p>Digunakan terutama untuk interoperabilitas antar sistem. XML dimaksudkan untuk diproses dan “dipahami” oleh mesin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Sintaksis XML (1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lemen diwujudkan dalam bentuk <text:span text:style-name="T1">tag</text:span><text:span text:style-name="T2"> &lt; … &gt;</text:span></text:p>
              </text:list-item>
              <text:list-item>
                <text:p><text:span text:style-name="T2">Semua elemen harus mempunyai tag penutup</text:span></text:p>
              </text:list-item>
              <text:list-item>
                <text:p><text:span text:style-name="T2">Tag bersifat case sensitive</text:span></text:p>
              </text:list-item>
              <text:list-item>
                <text:p><text:span text:style-name="T2">Tag harus “properly nested”</text:span></text:p>
              </text:list-item>
              <text:list-item>
                <text:p><text:span text:style-name="T2">Harus ada elemen “root” yang menjadi induk dari elemen-elemen anak.</text:span></text:p>
              </text:list-item>
              <text:list-item>
                <text:p><text:span text:style-name="T2">Nilai suatu atribut dalam elemen harus diberi tanda petik ganda: &lt;catatan tanggal=”03/10/2015”&gt; sdfsdfsdf &lt;/catatan&gt;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Sintaksis XML (2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da predefined entity references: &amp;lt; &amp;gt; &amp;amp; &amp;apos; &amp;quot;</text:p>
              </text:list-item>
              <text:list-item>
                <text:p>Komentar: &lt;!-- This is a comment →</text:p>
              </text:list-item>
              <text:list-item>
                <text:p>Spasi tetap diberlakukan apa adanya</text:p>
              </text:list-item>
              <text:list-item>
                <text:p>New line: LF (seperti UNIX dan Mac), Windows: CR LF</text:p>
              </text:list-item>
              <text:list-item>
                <text:p>Dokumen yang memenui sintaksis XML ini disebut dengan <text:span text:style-name="T1">Well-formed XML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DTD (Document Type Definition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enentukan validitas tag / elemen yang digunakan dalam suatu file XML</text:p>
              </text:list-item>
            </text:list>
            <text:list text:style-name="L3">
              <text:list-item>
                <text:p text:style-name="P2"><text:span text:style-name="T3">&lt;?xml version="1.0" encoding="utf-8"?&gt;</text:span></text:p>
              </text:list-item>
              <text:list-item>
                <text:p text:style-name="P2"><text:span text:style-name="T3">&lt;!DOCTYPE html PUBLIC "-//W3C//DTD XHTML 1.0 Transitional//EN"</text:span></text:p>
              </text:list-item>
              <text:list-item>
                <text:p text:style-name="P2"><text:span text:style-name="T3">"http://www.w3.org/TR/xhtml1/DTD/xhtml1-transitional.dtd"&gt;</text:span></text:p>
              </text:list-item>
              <text:list-item>
                <text:p text:style-name="P2"><text:span text:style-name="T3">&lt;!-- the XHTML document body starts here--&gt;</text:span></text:p>
              </text:list-item>
              <text:list-item>
                <text:p text:style-name="P2"><text:span text:style-name="T3">&lt;html xmlns="http://www.w3.org/1999/xhtml"&gt;</text:span></text:p>
              </text:list-item>
              <text:list-item>
                <text:p text:style-name="P2"><text:span text:style-name="T3"><text:s/></text:span><text:span text:style-name="T3">...</text:span></text:p>
              </text:list-item>
              <text:list-item>
                <text:p text:style-name="P2"><text:span text:style-name="T3">&lt;/html&gt;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XML Schema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Mendeskripsikan struktur file XML, seperti halnya DTD, menentukan validitas suatu file XML</text:p>
              </text:list-item>
              <text:list-item>
                <text:p>Lihat contoh di: <text:a xlink:href="https://msdn.microsoft.com/en-us/library/ms256129(v=vs.110).aspx" xlink:type="simple">https://msdn.microsoft.com/en-us/library/ms256129(v=vs.110).aspx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XLink, XPath, XPointe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XLink digunakan untuk mendefinisikan link di dokumen XML: &lt;mylink xlink:type=”simple” xlink:href=”image.png” xlink:show=”embed” /&gt;</text:p>
              </text:list-item>
              <text:list-item>
                <text:p>XPath digunakan untuk mendefinisikan lokasi dari subtree dalam dokumen XML. </text:p>
              </text:list-item>
              <text:list-item>
                <text:p>XPointer mendefinisikan lokasi dari resources.</text:p>
                <text:p/>
                <text:p>http://server/page.html#xpointer(class/student[position &lt;= 10]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XSL dan XSL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xtensible Stylesheet Language dan Extensible Stylesheet Language Transformation</text:p>
              </text:list-item>
              <text:list-item>
                <text:p>XLS Merupakan versi CSS dari XML</text:p>
              </text:list-item>
              <text:list-item>
                <text:p>XSLT merupakan proses yang mengaplikasikan style tersebut ke suatu dokumen XML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XQuer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erupakan bahasa yang digunakan untuk meng-query data yang terdapat di dalam dokumen XML</text:p>
              </text:list-item>
              <text:list-item>
                <text:p>Memerlukan XQuery processor, misalnya Saxon </text:p>
                <text:list>
                  <text:list-item>
                    <text:list>
                      <text:list-item>
                        <text:p>For $x in doc(“catalog.xml”)/catalog/cd/titl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where doc(“catalog.xml”)/catalog/cd/artist='Epica'</text:p>
                          </text:list-item>
                        </text:list>
                      </text:list-item>
                      <text:list-item>
                        <text:p>Order by $x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3T13:30:44.234250063</meta:creation-date>
    <dc:date>2015-10-31T12:06:35.055998748</dc:date>
    <meta:editing-duration>PT2H39M3S</meta:editing-duration>
    <meta:editing-cycles>6</meta:editing-cycles>
    <meta:generator>LibreOffice/5.0.2.2$Linux_X86_64 LibreOffice_project/00m0$Build-2</meta:generator>
    <dc:creator>Bambang Purnomosidi</dc:creator>
    <meta:document-statistic meta:object-count="75"/>
  </office:meta>
</office:document-meta>
</file>